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paragraph-rsid="0016910a"/>
    </style:style>
    <style:style style:name="P2" style:family="paragraph" style:parent-style-name="Code">
      <style:text-properties officeooo:paragraph-rsid="00179b99"/>
    </style:style>
    <style:style style:name="P3" style:family="paragraph" style:parent-style-name="Code">
      <style:text-properties style:font-name="FreeMono" officeooo:rsid="0016910a" officeooo:paragraph-rsid="0016910a"/>
    </style:style>
    <style:style style:name="P4" style:family="paragraph" style:parent-style-name="Code">
      <style:text-properties officeooo:rsid="00153372" officeooo:paragraph-rsid="0016910a"/>
    </style:style>
    <style:style style:name="P5" style:family="paragraph" style:parent-style-name="Code">
      <style:text-properties officeooo:rsid="001bdd03" officeooo:paragraph-rsid="001bdd03"/>
    </style:style>
    <style:style style:name="P6" style:family="paragraph" style:parent-style-name="Code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style:font-name="FreeMono" officeooo:rsid="000e8cd2" officeooo:paragraph-rsid="000e8cd2"/>
    </style:style>
    <style:style style:name="P7" style:family="paragraph" style:parent-style-name="Code" style:master-page-name="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FreeMono" officeooo:rsid="000e8cd2" officeooo:paragraph-rsid="000e8cd2"/>
    </style:style>
    <style:style style:name="P8" style:family="paragraph" style:parent-style-name="Text_20_body">
      <style:text-properties officeooo:rsid="000e8cd2" officeooo:paragraph-rsid="000e8cd2"/>
    </style:style>
    <style:style style:name="P9" style:family="paragraph" style:parent-style-name="Text_20_body">
      <style:text-properties officeooo:rsid="000fd884" officeooo:paragraph-rsid="000fd884"/>
    </style:style>
    <style:style style:name="P10" style:family="paragraph" style:parent-style-name="Text_20_body">
      <style:text-properties officeooo:rsid="00196797" officeooo:paragraph-rsid="00196797"/>
    </style:style>
    <style:style style:name="P11" style:family="paragraph" style:parent-style-name="Text_20_body">
      <style:text-properties officeooo:rsid="001a4e2c" officeooo:paragraph-rsid="001a4e2c"/>
    </style:style>
    <style:style style:name="P12" style:family="paragraph" style:parent-style-name="Text_20_body">
      <style:text-properties officeooo:rsid="001bdd03" officeooo:paragraph-rsid="001bdd03"/>
    </style:style>
    <style:style style:name="P13" style:family="paragraph" style:parent-style-name="Text_20_body">
      <style:text-properties officeooo:paragraph-rsid="0011f237"/>
    </style:style>
    <style:style style:name="P14" style:family="paragraph" style:parent-style-name="Text_20_body">
      <style:text-properties officeooo:paragraph-rsid="001e4212"/>
    </style:style>
    <style:style style:name="P15" style:family="paragraph" style:parent-style-name="Text_20_body">
      <style:text-properties officeooo:paragraph-rsid="00216dae"/>
    </style:style>
    <style:style style:name="P16" style:family="paragraph" style:parent-style-name="Text_20_body" style:list-style-name="L1"/>
    <style:style style:name="T1" style:family="text">
      <style:text-properties officeooo:rsid="000b794b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0b794b"/>
    </style:style>
    <style:style style:name="T4" style:family="text">
      <style:text-properties style:font-name="FreeMono" officeooo:rsid="0016910a"/>
    </style:style>
    <style:style style:name="T5" style:family="text">
      <style:text-properties style:font-name="FreeMono" officeooo:rsid="00179b99"/>
    </style:style>
    <style:style style:name="T6" style:family="text">
      <style:text-properties style:font-name="Tymes" fo:font-size="16pt" style:font-size-asian="16pt" style:font-size-complex="16pt"/>
    </style:style>
    <style:style style:name="T7" style:family="text">
      <style:text-properties style:font-name="Tymes" officeooo:rsid="0011f237"/>
    </style:style>
    <style:style style:name="T8" style:family="text">
      <style:text-properties style:font-name="Tymes" officeooo:rsid="001e4212"/>
    </style:style>
    <style:style style:name="T9" style:family="text">
      <style:text-properties style:font-name="Tymes" officeooo:rsid="001f7f04"/>
    </style:style>
    <style:style style:name="T10" style:family="text">
      <style:text-properties style:font-name="Tymes" officeooo:rsid="00216dae"/>
    </style:style>
    <style:style style:name="T11" style:family="text">
      <style:text-properties officeooo:rsid="000e8cd2"/>
    </style:style>
    <style:style style:name="T12" style:family="text">
      <style:text-properties officeooo:rsid="000fd884"/>
    </style:style>
    <style:style style:name="T13" style:family="text">
      <style:text-properties officeooo:rsid="0011f237"/>
    </style:style>
    <style:style style:name="T14" style:family="text">
      <style:text-properties officeooo:rsid="0016910a"/>
    </style:style>
    <style:style style:name="T15" style:family="text">
      <style:text-properties officeooo:rsid="00179b99"/>
    </style:style>
    <style:style style:name="T16" style:family="text">
      <style:text-properties officeooo:rsid="00196797"/>
    </style:style>
    <style:style style:name="T17" style:family="text">
      <style:text-properties officeooo:rsid="001b7bb0"/>
    </style:style>
    <style:style style:name="T18" style:family="text">
      <style:text-properties officeooo:rsid="001e4212"/>
    </style:style>
    <style:style style:name="T19" style:family="text">
      <style:text-properties fo:font-weight="bold" officeooo:rsid="001e4212" style:font-name-asian="Noto Sans CJK SC" style:font-weight-asian="bold" style:font-name-complex="Lohit Devanagari" style:font-weight-complex="bold"/>
    </style:style>
    <style:style style:name="T20" style:family="text">
      <style:text-properties officeooo:rsid="00216d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Assignments</text:span> </text:h>
      <text:p text:style-name="P9">Scoel has three assignment operators, one for regular assignments, the second for conditional assignments and a third for invocable assignments. <text:s/>The first two control when how the assignment is made and the third is for pattern definitions, logical expressions and functions. <text:s/>They are:</text:p>
      <text:list xml:id="list1255160431" text:style-name="L1">
        <text:list-item>
          <text:p text:style-name="P16"><text:span text:style-name="T2">:=</text:span> Immediate Assignment, the <text:span text:style-name="T1">expression </text:span>on the right side of the operator is <text:span text:style-name="T1">resolved and</text:span> assigned to the variable on the left.</text:p>
        </text:list-item>
        <text:list-item>
          <text:p text:style-name="P16"><text:span text:style-name="T2">:</text:span><text:span text:style-name="T3">&gt;</text:span><text:span text:style-name="T1"> Conditional Assignment, the expression on the right side of the operator is resolved and if it succeeds then it is assigned to the variable on the left.</text:span></text:p>
        </text:list-item>
        <text:list-item>
          <text:p text:style-name="P16"><text:span text:style-name="T2">:-</text:span> <text:span text:style-name="T1">Invocable Assignment, used for assigning the logical predicate, logical rule, pattern definition or function on the right side of the operator to the variable on the left.</text:span></text:p>
        </text:list-item>
      </text:list>
      <text:p text:style-name="Text_20_body"><text:span text:style-name="T12">An example to illustrate how the first two act differently, lets start with the g</text:span><text:span text:style-name="T11">iven:</text:span></text:p>
      <text:p text:style-name="P7">local value</text:p>
      <text:p text:style-name="P6">value := 5</text:p>
      <text:p text:style-name="P6"/>
      <text:p text:style-name="Text_20_body"><text:span text:style-name="T12">Now consider the following expressions</text:span>:</text:p>
      <text:p text:style-name="Code">value := (<text:span text:style-name="T12">some</text:span> failing expression <text:span text:style-name="T13">or &amp;null</text:span>)</text:p>
      <text:p text:style-name="Code">value :&gt; (<text:span text:style-name="T12">some</text:span> failing expression <text:span text:style-name="T13">or &amp;null</text:span>)</text:p>
      <text:p text:style-name="Code"/>
      <text:p text:style-name="P8">The former value would be assigned &amp;null as the expression failed, while the latter value would not be assigned any value and would remain 5. <text:s/><text:span text:style-name="T12">This allows the programmer to decide if the expression on the right is to be assigned in all cases or only when it succeeds. <text:s/>Originally, it was my intention only use this distinction in pattern definitions, but since Scoel will be using a pattern wrapper for expressions that are not extraction or structural objects.</text:span></text:p>
      <text:p text:style-name="P13"><text:span text:style-name="T13">Invocable assignments are designed to be used with logical expressions, pattern definitions, or functions. <text:s/></text:span><text:span text:style-name="T7">All</text:span><text:span text:style-name="T13"> may be invoked and evaluated during during run time with the current values of their elements. <text:s/></text:span><text:span text:style-name="T18">The structure of the invocable assignment determines what kind of processing paradigm is to be used when it is invoked.</text:span></text:p>
      <text:h text:style-name="Heading_20_2" text:outline-level="2">Logical <text:span text:style-name="T19">definitions</text:span></text:h>
      <text:p text:style-name="P14"><text:span text:style-name="T18">The logical programming elements of Scoel are similar to Prolog. <text:s/>There are atoms which are analogous to a data unit in a data base and can be stored as variables; a fact which is analogous to a record in a database <text:s/>and can be stored as a record or an object; a </text:span><text:soft-page-break/><text:span text:style-name="T18">query which is similar to a query in a database; and a rule which is a collection of facts queries and expressions. <text:s/></text:span><text:span text:style-name="T8">The latter three definitions have their own structure. <text:s/>When Logical definitions are invoked, they use the logical processing paradigm. <text:s/></text:span><text:span text:style-name="T9">Scoel’s logical programming will be discussed in detail later.</text:span></text:p>
      <text:h text:style-name="Heading_20_2" text:outline-level="2">Pattern definitions</text:h>
      <text:p text:style-name="P15"><text:span text:style-name="T20">Pattern definitions </text:span><text:span text:style-name="T10">are used in Scoel’s string extraction processing, which will be discussed in detail later. <text:s/>Pattern definitions use the invocable assignment and </text:span><text:span text:style-name="T16">must defined in the following format:</text:span></text:p>
      <text:p text:style-name="P1"><text:span text:style-name="T5">[</text:span><text:span text:style-name="T4">pat</text:span><text:span text:style-name="T5">ternName]</text:span> :- {</text:p>
      <text:p text:style-name="P1"><text:tab/><text:span text:style-name="T14">&lt;pattern object or expression&gt;</text:span></text:p>
      <text:p text:style-name="P2"><text:tab/><text:span text:style-name="T14">&lt;pattern object or expression&gt;</text:span></text:p>
      <text:p text:style-name="P3"><text:tab/>. . .</text:p>
      <text:p text:style-name="P3"><text:tab/>&lt;pattern object or expression&gt;</text:p>
      <text:p text:style-name="P4">}</text:p>
      <text:p text:style-name="P10">The code block to the right of the invocable assignment can have any number of pattern objects and expressions as are needed. <text:s/>Eventually, I plan to make any expression work, presently it will only handle non structural expressions, any expression which creates a fork in the program flow. </text:p>
      <text:p text:style-name="P12">Patterns can only be invoked as an argument in a string extraction invocation. <text:s/>There will be more on this later.</text:p>
      <text:h text:style-name="Heading_20_2" text:outline-level="2">Functions</text:h>
      <text:p text:style-name="P11">Same as Pattern definitions, <text:span text:style-name="T20">uses </text:span>the invocable assignment. <text:s/><text:span text:style-name="T20">They are proceesed in the standard processing paradigm as methods, classes and the like; and therefore must adhere to the </text:span>structure <text:span text:style-name="T20">below</text:span>:</text:p>
      <text:p text:style-name="Code"><text:span text:style-name="T15">[</text:span>func<text:span text:style-name="T15">tionName]</text:span> (<text:span text:style-name="T15">&lt;parameters&gt;</text:span>) :- {</text:p>
      <text:p text:style-name="Code"><text:tab/>&lt;expression&gt;</text:p>
      <text:p text:style-name="Code"><text:tab/>&lt;expression&gt;</text:p>
      <text:p text:style-name="Code"><text:tab/>. . .</text:p>
      <text:p text:style-name="Code"><text:tab/>&lt;expression&gt;</text:p>
      <text:p text:style-name="Code">}</text:p>
      <text:p text:style-name="Text_20_body">Any number of expressions can be used in a function as necessary. <text:s/>Functions can be defined globally or as a part of a class <text:span text:style-name="T17">and require a return or suspend expression.</text:span></text:p>
      <text:p text:style-name="P12">Functions are invoked in the same manner as methods:</text:p>
      <text:p text:style-name="P5"><text:span text:style-name="T15">[</text:span>func<text:span text:style-name="T15">tionName]</text:span> (<text:span text:style-name="T15">&lt;parameters&gt;</text:span>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15%" fo:text-indent="0.5in" style:auto-text-indent="false" fo:background-color="transparent"/>
      <style:text-properties style:font-name="Tymes" fo:font-family="Tyme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e" style:family="paragraph" style:parent-style-name="Text_20_body">
      <loext:graphic-properties draw:fill="none" draw:fill-color="#729fcf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style:font-name="FreeMono" fo:font-family="FreeMono" style:font-family-generic="modern" style:font-pitch="fixed" officeooo:rsid="000e8cd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ymes" fo:font-family="Tyme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ymes" fo:font-family="Tymes" style:font-pitch="variable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3:45:11.333705359</meta:creation-date>
    <dc:date>2021-05-14T01:18:40.452640603</dc:date>
    <meta:editing-duration>PT3H4M3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600" meta:character-count="3656" meta:non-whitespace-character-count="3068"/>
  </office:meta>
</office:document-meta>
</file>